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b912a" officeooo:paragraph-rsid="003011bf"/>
    </style:style>
    <style:style style:name="P8" style:family="paragraph" style:parent-style-name="Frame_20_contents">
      <style:text-properties officeooo:rsid="002ad322" officeooo:paragraph-rsid="003162fc"/>
    </style:style>
    <style:style style:name="P9" style:family="paragraph" style:parent-style-name="Text_20_body">
      <style:text-properties officeooo:rsid="002ad322" officeooo:paragraph-rsid="002ad322"/>
    </style:style>
    <style:style style:name="P10" style:family="paragraph" style:parent-style-name="Text_20_body">
      <style:text-properties officeooo:rsid="002f2b47" officeooo:paragraph-rsid="003162fc"/>
    </style:style>
    <style:style style:name="P11" style:family="paragraph" style:parent-style-name="Text_20_body">
      <style:text-properties officeooo:rsid="003162fc" officeooo:paragraph-rsid="003162fc"/>
    </style:style>
    <style:style style:name="P12" style:family="paragraph" style:parent-style-name="Heading_20_4">
      <style:paragraph-properties fo:break-before="page"/>
      <style:text-properties officeooo:rsid="002b912a" officeooo:paragraph-rsid="002ad322"/>
    </style:style>
    <style:style style:name="P13" style:family="paragraph" style:parent-style-name="Text_20_body" style:list-style-name="L1">
      <style:text-properties officeooo:rsid="003162fc" officeooo:paragraph-rsid="003162fc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11bf" style:font-style-asian="italic" style:font-style-complex="italic"/>
    </style:style>
    <style:style style:name="T4" style:family="text">
      <style:text-properties fo:font-style="italic" officeooo:rsid="003162fc" style:font-style-asian="italic" style:font-style-complex="italic"/>
    </style:style>
    <style:style style:name="T5" style:family="text">
      <style:text-properties officeooo:rsid="002b912a"/>
    </style:style>
    <style:style style:name="T6" style:family="text">
      <style:text-properties officeooo:rsid="003011bf"/>
    </style:style>
    <style:style style:name="T7" style:family="text">
      <style:text-properties officeooo:rsid="003162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2" text:outline-level="4"><text:span text:style-name="T6">Python</text:span> Programming Language</text:h>
      <text:p text:style-name="P9">Should <text:span text:style-name="T2">$PROJECT_</text:span><text:span text:style-name="T3">PYTHON</text:span> is set to its source directory in <text:span text:style-name="T2">CONFIG.toml</text:span> (default is “<text:span text:style-name="T2">src</text:span><text:span text:style-name="T3">PYTHON</text:span><text:span text:style-name="T2">/</text:span>”<text:span text:style-name="T5">)</text:span>, AutomataCI shall<text:span text:style-name="T5"> </text:span><text:span text:style-name="T7">execute its test run using its </text:span><text:span text:style-name="T4">unittest</text:span><text:span text:style-name="T7"> pip package alongside </text:span><text:span text:style-name="T4">coverage</text:span><text:span text:style-name="T7"> pip package.</text:span></text:p>
      <text:p text:style-name="P10">Once completed, a test coverage heatmap generated by <text:span text:style-name="T4">coverage</text:span><text:span text:style-name="T7"> pip package</text:span> is stored in the following directory:</text:p>
      <text:p text:style-name="P8">${PROJECT_PATH_ROOT}/${PROJECT_PATH_LOG}/<text:span text:style-name="T7">python</text:span>-test-report/</text:p>
      <text:p text:style-name="P7"/>
      <text:h text:style-name="Heading_20_5" text:outline-level="5">Dependencies</text:h>
      <text:p text:style-name="P11">As stated earlier, the AutomataCI supported default command depends on the following PyPi packages:</text:p>
      <text:list text:style-name="L1">
        <text:list-item>
          <text:p text:style-name="P13"><text:span text:style-name="T2">coverage</text:span> – generate test coverage heatmap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3M36S</meta:editing-duration>
    <meta:editing-cycles>39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01:29.955180669</dc:date>
    <dc:creator>Kean Ho Chew</dc:creator>
    <meta:document-statistic meta:table-count="0" meta:image-count="0" meta:object-count="0" meta:page-count="1" meta:paragraph-count="12" meta:word-count="99" meta:character-count="737" meta:non-whitespace-character-count="652"/>
    <meta:template xlink:type="simple" xlink:actuate="onRequest" xlink:title="Official Book" xlink:href="../../templates/Book.ott" meta:date="2023-11-17T20:33:17.245827505"/>
  </office:meta>
</office:document-meta>
</file>